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8.209cm" fo:margin-left="0cm" fo:margin-right="-1.21cm" table:align="margins"/>
    </style:style>
    <style:style style:name="Таблица1.A" style:family="table-column">
      <style:table-column-properties style:column-width="0.84cm" style:rel-column-width="476*"/>
    </style:style>
    <style:style style:name="Таблица1.B" style:family="table-column">
      <style:table-column-properties style:column-width="14.215cm" style:rel-column-width="8059*"/>
    </style:style>
    <style:style style:name="Таблица1.C" style:family="table-column">
      <style:table-column-properties style:column-width="3.154cm" style:rel-column-width="178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writing-mode="lr-tb"/>
      <style:text-properties fo:font-size="16pt" fo:language="ru" fo:country="RU"/>
    </style:style>
    <style:style style:name="P2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fo:font-size="18pt" fo:language="ru" fo:country="RU"/>
    </style:style>
    <style:style style:name="P3" style:family="paragraph" style:parent-style-name="Text_20_body">
      <style:paragraph-properties fo:margin-left="0cm" fo:margin-right="0cm" fo:margin-top="7.408cm" fo:margin-bottom="0.353cm" fo:text-align="end" style:justify-single-word="false" fo:text-indent="0cm" style:auto-text-indent="false" style:writing-mode="lr-tb"/>
      <style:text-properties fo:font-size="16pt" fo:language="ru" fo:country="RU"/>
    </style:style>
    <style:style style:name="P4" style:family="paragraph" style:parent-style-name="Text_20_body">
      <style:paragraph-properties fo:margin-left="0cm" fo:margin-right="0cm" fo:margin-top="3.551cm" fo:margin-bottom="0.42cm" fo:text-align="center" style:justify-single-word="false" fo:text-indent="0cm" style:auto-text-indent="false" style:writing-mode="lr-tb"/>
      <style:text-properties fo:font-size="16pt" fo:language="ru" fo:country="RU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style:text-position="0% 100%"/>
    </style:style>
    <style:style style:name="P8" style:family="paragraph" style:parent-style-name="Table_20_Contents">
      <style:paragraph-properties fo:text-align="center" style:justify-single-word="false"/>
      <style:text-properties style:text-position="0% 100%"/>
    </style:style>
    <style:style style:name="P9" style:family="paragraph" style:parent-style-name="Table_20_Contents">
      <style:paragraph-properties fo:text-align="start" style:justify-single-word="false"/>
      <style:text-properties style:text-position="0% 100%"/>
    </style:style>
    <style:style style:name="P10" style:family="paragraph" style:parent-style-name="Table_20_Contents">
      <style:paragraph-properties fo:text-align="start" style:justify-single-word="false"/>
      <style:text-properties style:text-position="0% 100%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text-position="0% 100%" style:font-size-asian="10.5pt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style:text-position="0% 100%"/>
    </style:style>
    <style:style style:name="P14" style:family="paragraph" style:parent-style-name="Table_20_Contents">
      <style:text-properties style:text-position="0% 100%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text-position="0% 100%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text-position="0% 100%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style:text-position="0% 100%"/>
    </style:style>
    <style:style style:name="P18" style:family="paragraph" style:parent-style-name="Table_20_Contents">
      <style:paragraph-properties fo:text-align="start" style:justify-single-word="false"/>
      <style:text-properties style:text-position="0% 100%"/>
    </style:style>
    <style:style style:name="P19" style:family="paragraph" style:parent-style-name="Table_20_Contents">
      <style:paragraph-properties fo:text-align="center" style:justify-single-word="false"/>
      <style:text-properties style:text-position="0% 100%" fo:language="en" fo:country="US"/>
    </style:style>
    <style:style style:name="P20" style:family="paragraph" style:parent-style-name="Table_20_Contents">
      <style:paragraph-properties fo:text-align="start" style:justify-single-word="false"/>
      <style:text-properties style:text-position="0% 100%" fo:language="en" fo:country="US" style:text-overline-style="none" style:text-overline-color="font-color"/>
    </style:style>
    <style:style style:name="P21" style:family="paragraph" style:parent-style-name="Table_20_Contents">
      <style:text-properties style:text-position="0% 100%" fo:language="ru" fo:country="RU"/>
    </style:style>
    <style:style style:name="P22" style:family="paragraph" style:parent-style-name="Table_20_Contents">
      <style:paragraph-properties fo:text-align="center" style:justify-single-word="false"/>
      <style:text-properties style:text-position="sub 58%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Heading_20_1">
      <style:text-properties fo:font-size="12.6000003814697pt" style:font-size-asian="12.6000003814697pt" style:font-size-complex="12.6000003814697pt"/>
    </style:style>
    <style:style style:name="P26" style:family="paragraph" style:parent-style-name="Heading_20_1" style:list-style-name="">
      <style:text-properties fo:language="en" fo:country="US"/>
    </style:style>
    <style:style style:name="P27" style:family="paragraph" style:parent-style-name="Heading_20_1">
      <style:paragraph-properties fo:margin-top="0cm" fo:margin-bottom="0.21cm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Text_20_body" style:list-style-name="L1"/>
    <style:style style:name="P30" style:family="paragraph" style:parent-style-name="Text_20_body">
      <style:paragraph-properties fo:text-align="start" style:justify-single-word="false"/>
    </style:style>
    <style:style style:name="P31" style:family="paragraph" style:parent-style-name="Text_20_body">
      <style:text-properties style:text-position="0% 100%" fo:language="ru" fo:country="RU"/>
    </style:style>
    <style:style style:name="P32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writing-mode="lr-tb"/>
      <style:text-properties fo:font-size="16pt" fo:language="ru" fo:country="RU"/>
    </style:style>
    <style:style style:name="P33" style:family="paragraph" style:parent-style-name="Text_20_body">
      <style:paragraph-properties fo:margin-left="0cm" fo:margin-right="0cm" fo:margin-top="5.715cm" fo:margin-bottom="0.423cm" fo:text-align="center" style:justify-single-word="false" fo:text-indent="0cm" style:auto-text-indent="false" style:writing-mode="lr-tb"/>
      <style:text-properties fo:font-size="20pt" fo:language="ru" fo:country="RU"/>
    </style:style>
    <style:style style:name="P34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fo:font-size="20pt" fo:language="ru" fo:country="RU" style:font-size-asian="20pt" style:font-size-complex="20pt"/>
    </style:style>
    <style:style style:name="P35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fo:font-size="26pt" fo:language="ru" fo:country="RU" style:font-size-asian="26pt" style:font-size-complex="26pt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size-asian="10.5pt"/>
    </style:style>
    <style:style style:name="T3" style:family="text">
      <style:text-properties style:text-position="sub 58%" style:text-overline-style="none" style:text-overline-color="font-color"/>
    </style:style>
    <style:style style:name="T4" style:family="text">
      <style:text-properties style:text-position="sub 58%" fo:language="en" fo:country="US"/>
    </style:style>
    <style:style style:name="T5" style:family="text">
      <style:text-properties style:text-position="sub 58%" fo:language="en" fo:country="US" style:text-overline-style="none" style:text-overline-color="font-color"/>
    </style:style>
    <style:style style:name="T6" style:family="text">
      <style:text-properties style:text-position="sub 58%" fo:language="en" fo:country="US" style:font-size-asian="10.5pt" style:text-overline-style="none" style:text-overline-color="font-color"/>
    </style:style>
    <style:style style:name="T7" style:family="text">
      <style:text-properties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size-asian="10.5pt"/>
    </style:style>
    <style:style style:name="T11" style:family="text">
      <style:text-properties style:text-position="0% 100%" style:text-overline-style="none" style:text-overline-color="font-color"/>
    </style:style>
    <style:style style:name="T12" style:family="text">
      <style:text-properties style:text-position="0% 100%" fo:language="en" fo:country="US"/>
    </style:style>
    <style:style style:name="T13" style:family="text">
      <style:text-properties style:text-position="0% 100%" fo:language="en" fo:country="US" style:text-overline-style="none" style:text-overline-color="font-color"/>
    </style:style>
    <style:style style:name="T14" style:family="text">
      <style:text-properties style:text-position="0% 100%" fo:language="en" fo:country="US" style:font-size-asian="10.5pt"/>
    </style:style>
    <style:style style:name="T15" style:family="text">
      <style:text-properties style:text-position="0% 100%" fo:language="en" fo:country="US" style:font-size-asian="10.5pt" style:text-overline-style="none" style:text-overline-color="font-color"/>
    </style:style>
    <style:style style:name="T16" style:family="text">
      <style:text-properties style:text-position="0% 100%" fo:language="en" fo:country="US" fo:font-weight="bold" style:font-size-asian="10.5pt" style:font-weight-asian="bold" style:font-weight-complex="bold" style:text-overline-style="none" style:text-overline-color="font-color"/>
    </style:style>
    <style:style style:name="T17" style:family="text">
      <style:text-properties style:text-position="0% 100%" fo:language="ru" fo:country="RU" fo:font-weight="bold" style:font-size-asian="10.5pt" style:font-weight-asian="bold" style:font-weight-complex="bold" style:text-overline-style="none" style:text-overline-color="font-color"/>
    </style:style>
    <style:style style:name="T18" style:family="text">
      <style:text-properties style:text-position="0% 100%" fo:language="ru" fo:country="RU" style:font-size-asian="10.5pt" style:text-overline-style="none" style:text-overline-color="font-color"/>
    </style:style>
    <style:style style:name="T19" style:family="text">
      <style:text-properties style:text-position="0% 100%" fo:language="uk" fo:country="UA"/>
    </style:style>
    <style:style style:name="T20" style:family="text">
      <style:text-properties style:text-position="0% 100%" fo:language="uk" fo:country="UA" style:font-size-asian="10.5pt"/>
    </style:style>
    <style:style style:name="T21" style:family="text">
      <style:text-properties style:font-size-asian="10.5pt"/>
    </style:style>
    <style:style style:name="T22" style:family="text">
      <style:text-properties style:font-size-asian="10.5pt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font-size-asian="26pt"/>
    </style:style>
    <style:style style:name="T27" style:family="text">
      <style:text-properties style:font-size-complex="26pt"/>
    </style:style>
    <style:style style:name="T28" style:family="text">
      <style:text-properties fo:language="uk" fo:country="UA"/>
    </style:style>
    <style:style style:name="T29" style:family="text">
      <style:text-properties fo:language="uk" fo:country="UA" style:font-size-asian="10.5pt"/>
    </style:style>
    <style:style style:name="T30" style:family="text">
      <style:text-properties fo:language="en" fo:country="US"/>
    </style:style>
    <style:style style:name="T31" style:family="text">
      <style:text-properties fo:language="en" fo:country="US" style:font-size-asian="10.5pt"/>
    </style:style>
    <style:style style:name="T32" style:family="text">
      <style:text-properties fo:language="en" fo:country="US" style:font-size-asian="10.5pt" style:text-overline-style="none" style:text-overline-color="font-color"/>
    </style:style>
    <style:style style:name="T33" style:family="text">
      <style:text-properties fo:language="en" fo:country="US" style:text-overline-style="none" style:text-overline-color="font-color"/>
    </style:style>
    <style:style style:name="T34" style:family="text">
      <style:text-properties fo:language="ru" fo:country="RU"/>
    </style:style>
    <style:style style:name="T35" style:family="text">
      <style:text-properties fo:language="ru" fo:country="RU" style:font-size-asian="10.5pt"/>
    </style:style>
    <style:style style:name="T36" style:family="text">
      <style:text-properties fo:font-size="12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fo:language="en" fo:country="US" style:font-size-asian="12pt" style:font-size-complex="12pt"/>
    </style:style>
    <style:style style:name="T39" style:family="text">
      <style:text-properties style:font-size-asian="12pt"/>
    </style:style>
    <style:style style:name="T40" style:family="text">
      <style:text-properties style:font-size-complex="12pt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fo:font-size="12pt" style:font-size-asian="12pt" style:font-size-complex="12pt"/>
    </style:style>
    <style:style style:name="T43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letter-kerning="true" style:font-name-asian="DejaVu Sans" style:font-size-asian="18pt" style:language-asian="en" style:country-asian="US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letter-kerning="true" style:font-name-asian="DejaVu Sans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position="-50% 100%" style:font-name="Arial1" fo:font-size="10pt" fo:language="en" fo:country="US" fo:font-style="normal" fo:text-shadow="none" style:text-underline-style="none" fo:font-weight="normal" style:letter-kerning="true" style:font-name-asian="DejaVu Sans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position="-50% 100%" style:font-name="Times New Roman" fo:font-size="10pt" fo:language="en" fo:country="US" fo:font-style="normal" fo:text-shadow="none" style:text-underline-style="none" fo:font-weight="normal" style:letter-kerning="true" style:font-name-asian="DejaVu Sans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position="-42% 100%" style:font-name="Times New Roman" fo:font-size="10pt" fo:language="en" fo:country="US" fo:font-style="normal" fo:text-shadow="none" style:text-underline-style="none" fo:font-weight="normal" style:letter-kerning="true" style:font-name-asian="DejaVu Sans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cm" fo:min-width="3.11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8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86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9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9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9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9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86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86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66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69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35"/>
      <text:p text:style-name="P35">Лаботаторная работа №3</text:p>
      <text:p text:style-name="P34">«Параллельные и распределенны вычисления»</text:p>
      <text:p text:style-name="P2"/>
      <text:p text:style-name="P3">Выполнил: студент группы ИВ-73</text:p>
      <text:p text:style-name="P1">НТУУ «КПИ» ФИВТ</text:p>
      <text:p text:style-name="P1">Ашаев Юрий</text:p>
      <text:p text:style-name="P4">Киев-2010</text:p>
      <text:h text:style-name="P25" text:outline-level="1"><text:soft-page-break/>Техническое задание</text:h>
      <text:p text:style-name="P30"><text:span text:style-name="T37">A = </text:span><text:span text:style-name="T38">min(B) *</text:span><text:span text:style-name="T37"> sort( </text:span><text:span text:style-name="T38">X</text:span><text:span text:style-name="T37"> + </text:span><text:span text:style-name="T38">Z</text:span><text:span text:style-name="T37"> * (</text:span><text:span text:style-name="T38">MR</text:span><text:span text:style-name="T37"> * M</text:span><text:span text:style-name="T38">T</text:span><text:span text:style-name="T37">) )</text:span></text:p>
      <text:p text:style-name="P30"><draw:g text:anchor-type="paragraph" draw:z-index="0" draw:style-name="gr1"><draw:custom-shape draw:style-name="gr2" draw:text-style-name="P36" svg:width="13.985cm" svg:height="1.128cm" svg:x="0.45cm" svg:y="0.067cm"><text:p/><draw:enhanced-geometry svg:viewBox="0 0 21600 21600" draw:type="rectangle" draw:enhanced-path="M 0 0 L 21600 0 21600 21600 0 21600 0 0 Z N"/></draw:custom-shape><draw:custom-shape draw:style-name="gr3" draw:text-style-name="P36" svg:width="2.223cm" svg:height="0.807cm" svg:x="0.729cm" svg:y="1.741cm"><text:p text:style-name="P37"><text:span text:style-name="T43">1</text:span></text:p><draw:enhanced-geometry svg:viewBox="0 0 21600 21600" draw:type="rectangle" draw:enhanced-path="M 0 0 L 21600 0 21600 21600 0 21600 0 0 Z N"/></draw:custom-shape><draw:custom-shape draw:style-name="gr4" draw:text-style-name="P36" svg:width="2.223cm" svg:height="0.807cm" svg:x="4.341cm" svg:y="1.741cm"><text:p text:style-name="P37"><text:span text:style-name="T43">2</text:span></text:p><draw:enhanced-geometry svg:viewBox="0 0 21600 21600" draw:type="rectangle" draw:enhanced-path="M 0 0 L 21600 0 21600 21600 0 21600 0 0 Z N"/></draw:custom-shape><draw:line draw:style-name="gr5" draw:text-style-name="P36" svg:x1="1.839cm" svg:y1="1.758cm" svg:x2="1.839cm" svg:y2="1.194cm"><text:p/></draw:line><draw:line draw:style-name="gr6" draw:text-style-name="P36" svg:x1="5.452cm" svg:y1="1.758cm" svg:x2="5.452cm" svg:y2="1.194cm"><text:p/></draw:line><draw:frame draw:style-name="gr7" draw:text-style-name="P39" svg:width="3.839cm" svg:height="0.862cm" svg:x="10.158cm" svg:y="0.088cm"><draw:text-box><text:p text:style-name="P38"><text:span text:style-name="T43">Общая память</text:span></text:p></draw:text-box></draw:frame><draw:custom-shape draw:style-name="gr8" draw:text-style-name="P36" svg:width="1.999cm" svg:height="0.906cm" svg:x="0.849cm" svg:y="3.108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9" draw:text-style-name="P36" svg:x1="1.872cm" svg:y1="3.11cm" svg:x2="1.872cm" svg:y2="2.546cm"><text:p/></draw:line><draw:frame draw:style-name="gr10" draw:text-style-name="P36" svg:width="1.2cm" svg:height="0.987cm" svg:x="1.249cm" svg:y="4.069cm"><draw:text-box><text:p text:style-name="P37"><text:span text:style-name="T43">A</text:span></text:p></draw:text-box></draw:frame><draw:custom-shape draw:style-name="gr11" draw:text-style-name="P36" svg:width="2.223cm" svg:height="0.807cm" svg:x="8.042cm" svg:y="1.741cm"><text:p text:style-name="P37"><text:span text:style-name="T43">3</text:span></text:p><draw:enhanced-geometry svg:viewBox="0 0 21600 21600" draw:type="rectangle" draw:enhanced-path="M 0 0 L 21600 0 21600 21600 0 21600 0 0 Z N"/></draw:custom-shape><draw:custom-shape draw:style-name="gr12" draw:text-style-name="P36" svg:width="2.225cm" svg:height="0.807cm" svg:x="11.654cm" svg:y="1.741cm"><text:p text:style-name="P37"><text:span text:style-name="T43">4</text:span></text:p><draw:enhanced-geometry svg:viewBox="0 0 21600 21600" draw:type="rectangle" draw:enhanced-path="M 0 0 L 21600 0 21600 21600 0 21600 0 0 Z N"/></draw:custom-shape><draw:line draw:style-name="gr13" draw:text-style-name="P36" svg:x1="9.152cm" svg:y1="1.758cm" svg:x2="9.152cm" svg:y2="1.194cm"><text:p/></draw:line><draw:line draw:style-name="gr14" draw:text-style-name="P36" svg:x1="12.797cm" svg:y1="3.11cm" svg:x2="12.797cm" svg:y2="2.546cm"><text:p/></draw:line><draw:custom-shape draw:style-name="gr15" draw:text-style-name="P36" svg:width="2.001cm" svg:height="0.906cm" svg:x="11.757cm" svg:y="3.108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16" draw:text-style-name="P36" svg:width="5.435cm" svg:height="0.862cm" svg:x="10.374cm" svg:y="4.069cm"><draw:text-box><text:p text:style-name="P37"><text:span text:style-name="T43">B, X, Z, MR, MT</text:span></text:p></draw:text-box></draw:frame><draw:line draw:style-name="gr17" draw:text-style-name="P36" svg:x1="12.757cm" svg:y1="1.758cm" svg:x2="12.757cm" svg:y2="1.194cm"><text:p/></draw:line></draw:g><text:span text:style-name="T37"/></text:p>
      <text:p text:style-name="P30"><text:span text:style-name="T37"/></text:p>
      <text:p text:style-name="P30"><text:span text:style-name="T37"/></text:p>
      <text:p text:style-name="P30"><text:span text:style-name="T37"/></text:p>
      <text:p text:style-name="P30"><text:span text:style-name="T37"/></text:p>
      <text:p text:style-name="P30"><text:span text:style-name="T37"/></text:p>
      <text:p text:style-name="P30"><text:span text:style-name="T37"/></text:p>
      <text:p text:style-name="P30"><text:span text:style-name="T37"/></text:p>
      <text:h text:style-name="Heading_20_1" text:outline-level="1">Этап 1. Построение параллельного алгоритма</text:h>
      <text:p text:style-name="Text_20_body">Вычисление данного матричного уравнения можно разбить на этапы:</text:p>
      <text:list xml:id="list38441419" text:style-name="L1">
        <text:list-item>
          <text:p text:style-name="P29">A<text:span text:style-name="T1">H</text:span> =sort(<text:span text:style-name="T30">X</text:span><text:span text:style-name="T3">H </text:span><text:span text:style-name="T11">+ </text:span><text:span text:style-name="T13">Z</text:span><text:span text:style-name="T11"> * (M</text:span><text:span text:style-name="T13">R</text:span><text:span text:style-name="T11"> * </text:span><text:span text:style-name="T13">MT</text:span><text:span text:style-name="T5">H</text:span><text:span text:style-name="T11">))</text:span></text:p>
          <text:p text:style-name="P29"><text:span text:style-name="T8">Общие ресурсы</text:span>: <text:span text:style-name="T30">Z</text:span>, M<text:span text:style-name="T30">R</text:span></text:p>
        </text:list-item>
        <text:list-item>
          <text:p text:style-name="P29"><text:span text:style-name="T10">A</text:span><text:span text:style-name="T2">2H</text:span><text:span text:style-name="T10"> <text:s/>= sort(A</text:span><text:span text:style-name="T2">H</text:span><text:span text:style-name="T10">, A</text:span><text:span text:style-name="T2">H</text:span><text:span text:style-name="T10">)<text:line-break/></text:span><text:span text:style-name="T14">b</text:span><text:span text:style-name="T6">i</text:span><text:span text:style-name="T15">=min(B), i=1..P/2<text:line-break/>b=min(b,b</text:span><text:span text:style-name="T6">i</text:span><text:span text:style-name="T15">)<text:line-break/></text:span><text:span text:style-name="T17">Общий ресурс</text:span><text:span text:style-name="T18">: b</text:span></text:p>
        </text:list-item>
        <text:list-item>
          <text:p text:style-name="P29"><text:span text:style-name="T10">A = </text:span><text:span text:style-name="T14">b*</text:span><text:span text:style-name="T10">sort(A</text:span><text:span text:style-name="T2">2H</text:span><text:span text:style-name="T10">, A</text:span><text:span text:style-name="T2">2H</text:span><text:span text:style-name="T10">)<text:line-break/></text:span></text:p>
        </text:list-item>
      </text:list>
      <text:h text:style-name="P27" text:outline-level="1">Этап 2. Разработка алгоритмов процессов (задач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№</text:p>
          </table:table-cell>
          <table:table-cell table:style-name="Таблица1.A1" office:value-type="string">
            <text:p text:style-name="P6">Т1</text:p>
          </table:table-cell>
          <table:table-cell table:style-name="Таблица1.A1" office:value-type="string">
            <text:p text:style-name="P6">ТС/КУ</text:p>
          </table:table-cell>
        </table:table-row>
        <table:table-row>
          <table:table-cell table:style-name="Таблица1.A1" office:value-type="string">
            <text:p text:style-name="P12"><text:span text:style-name="T30">1</text:span>.</text:p>
          </table:table-cell>
          <table:table-cell table:style-name="Таблица1.A1" office:value-type="string">
            <text:p text:style-name="Table_20_Contents">Ждать ввода в T4</text:p>
          </table:table-cell>
          <table:table-cell table:style-name="Таблица1.A1" office:value-type="string">
            <text:p text:style-name="P8">W<text:span text:style-name="T1">4-1</text:span></text:p>
          </table:table-cell>
        </table:table-row>
        <table:table-row>
          <table:table-cell table:style-name="Таблица1.A1" office:value-type="string">
            <text:p text:style-name="P12"><text:span text:style-name="T30">2</text:span>.</text:p>
          </table:table-cell>
          <table:table-cell table:style-name="Таблица1.A1" office:value-type="string">
            <text:p text:style-name="Table_20_Contents">Копирование <text:span text:style-name="T30">Z</text:span></text:p>
          </table:table-cell>
          <table:table-cell table:style-name="Таблица1.A1" office:value-type="string">
            <text:p text:style-name="P5">КУ</text:p>
          </table:table-cell>
        </table:table-row>
        <table:table-row>
          <table:table-cell table:style-name="Таблица1.A1" office:value-type="string">
            <text:p text:style-name="P10"><text:span text:style-name="T30">3</text:span>.</text:p>
          </table:table-cell>
          <table:table-cell table:style-name="Таблица1.A1" office:value-type="string">
            <text:p text:style-name="P14">Копирование М<text:span text:style-name="T30">R</text:span></text:p>
          </table:table-cell>
          <table:table-cell table:style-name="Таблица1.A1" office:value-type="string">
            <text:p text:style-name="P8">КУ</text:p>
          </table:table-cell>
        </table:table-row>
        <table:table-row>
          <table:table-cell table:style-name="Таблица1.A1" office:value-type="string">
            <text:p text:style-name="P9"><text:span text:style-name="T30">4</text:span>.</text:p>
          </table:table-cell>
          <table:table-cell table:style-name="Таблица1.A1" office:value-type="string">
            <text:p text:style-name="P7">Счет <text:span text:style-name="T7">A</text:span><text:span text:style-name="T3">H</text:span><text:span text:style-name="T7"> =sort(</text:span><text:span text:style-name="T33">X</text:span><text:span text:style-name="T3">H </text:span><text:span text:style-name="T7">+ </text:span><text:span text:style-name="T33">Z</text:span><text:span text:style-name="T7"> * (M</text:span><text:span text:style-name="T33">R</text:span><text:span text:style-name="T7"> * </text:span><text:span text:style-name="T33">MT</text:span><text:span text:style-name="T5">H</text:span><text:span text:style-name="T7">))</text:span></text:p>
          </table:table-cell>
          <table:table-cell table:style-name="Таблица1.A1" office:value-type="string">
            <text:p text:style-name="P22"/>
          </table:table-cell>
        </table:table-row>
        <table:table-row>
          <table:table-cell table:style-name="Таблица1.A1" office:value-type="string">
            <text:p text:style-name="P9"><text:span text:style-name="T30">5</text:span>.</text:p>
          </table:table-cell>
          <table:table-cell table:style-name="Таблица1.A1" office:value-type="string">
            <text:p text:style-name="Table_20_Contents">Ждать окончания счета <text:span text:style-name="T9">A</text:span><text:span text:style-name="T1">H</text:span> в T2</text:p>
          </table:table-cell>
          <table:table-cell table:style-name="Таблица1.A1" office:value-type="string">
            <text:p text:style-name="P8">W<text:span text:style-name="T1">2-1</text:span></text:p>
          </table:table-cell>
        </table:table-row>
        <table:table-row>
          <table:table-cell table:style-name="Таблица1.A1" office:value-type="string">
            <text:p text:style-name="P9"><text:span text:style-name="T30">6</text:span>.</text:p>
          </table:table-cell>
          <table:table-cell table:style-name="Таблица1.A1" office:value-type="string">
            <text:p text:style-name="Table_20_Contents">Слияние <text:span text:style-name="T10">A</text:span><text:span text:style-name="T2">2H</text:span><text:span text:style-name="T10"> <text:s/>= sort(A</text:span><text:span text:style-name="T2">H</text:span><text:span text:style-name="T10">, A</text:span><text:span text:style-name="T2">H</text:span><text:span text:style-name="T10">)</text:span></text:p>
          </table:table-cell>
          <table:table-cell table:style-name="Таблица1.A1" office:value-type="string">
            <text:p text:style-name="P5"/>
          </table:table-cell>
        </table:table-row>
        <table:table-row>
          <table:table-cell table:style-name="Таблица1.A1" office:value-type="string">
            <text:p text:style-name="P11"><text:span text:style-name="T30">7</text:span>.</text:p>
          </table:table-cell>
          <table:table-cell table:style-name="Таблица1.A1" office:value-type="string">
            <text:p text:style-name="Table_20_Contents"><text:span text:style-name="T10">Ждать окончания слияния A</text:span><text:span text:style-name="T2">2H</text:span><text:span text:style-name="T10"> в T3 и поиска минимума в </text:span><text:span text:style-name="T14">T2, T4</text:span></text:p>
          </table:table-cell>
          <table:table-cell table:style-name="Таблица1.A1" office:value-type="string">
            <text:p text:style-name="P8">W<text:span text:style-name="T1">3-1</text:span>,<text:span text:style-name="T30">W</text:span><text:span text:style-name="T4">2-2</text:span><text:span text:style-name="T30">,W</text:span><text:span text:style-name="T4">4-2</text:span></text:p>
          </table:table-cell>
        </table:table-row>
        <table:table-row>
          <table:table-cell table:style-name="Таблица1.A1" office:value-type="string">
            <text:p text:style-name="P11"><text:span text:style-name="T30">8</text:span>.</text:p>
          </table:table-cell>
          <table:table-cell table:style-name="Таблица1.A1" office:value-type="string">
            <text:p text:style-name="P7"><text:span text:style-name="T21">Слияние A = </text:span><text:span text:style-name="T31">b</text:span><text:span text:style-name="T21"> sort(A</text:span><text:span text:style-name="T2">2H</text:span><text:span text:style-name="T21">, A</text:span><text:span text:style-name="T2">2H</text:span><text:span text:style-name="T21">)</text:span></text:p>
          </table:table-cell>
          <table:table-cell table:style-name="Таблица1.A1" office:value-type="string">
            <text:p text:style-name="P22"/>
          </table:table-cell>
        </table:table-row>
        <table:table-row>
          <table:table-cell table:style-name="Таблица1.A1" office:value-type="string">
            <text:p text:style-name="P9"><text:span text:style-name="T30">9</text:span>.</text:p>
          </table:table-cell>
          <table:table-cell table:style-name="Таблица1.A1" office:value-type="string">
            <text:p text:style-name="P7">Вывод А</text:p>
          </table:table-cell>
          <table:table-cell table:style-name="Таблица1.A1" office:value-type="string">
            <text:p text:style-name="P22"/>
          </table:table-cell>
        </table:table-row>
        <table:table-row>
          <table:table-cell table:style-name="Таблица1.A1" office:value-type="string">
            <text:p text:style-name="P6">№</text:p>
          </table:table-cell>
          <table:table-cell table:style-name="Таблица1.A1" office:value-type="string">
            <text:p text:style-name="P6">Т2</text:p>
          </table:table-cell>
          <table:table-cell table:style-name="Таблица1.A1" office:value-type="string">
            <text:p text:style-name="P6">ТС/КУ</text:p>
          </table:table-cell>
        </table:table-row>
        <table:table-row>
          <table:table-cell table:style-name="Таблица1.A1" office:value-type="string">
            <text:p text:style-name="P12"><text:span text:style-name="T30">1</text:span>.</text:p>
          </table:table-cell>
          <table:table-cell table:style-name="Таблица1.A1" office:value-type="string">
            <text:p text:style-name="Table_20_Contents">Ждать ввода в T4</text:p>
          </table:table-cell>
          <table:table-cell table:style-name="Таблица1.A1" office:value-type="string">
            <text:p text:style-name="P8">W<text:span text:style-name="T1">4-1</text:span></text:p>
          </table:table-cell>
        </table:table-row>
        <table:table-row>
          <table:table-cell table:style-name="Таблица1.A1" office:value-type="string">
            <text:p text:style-name="P12"><text:span text:style-name="T30">2</text:span>.</text:p>
          </table:table-cell>
          <table:table-cell table:style-name="Таблица1.A1" office:value-type="string">
            <text:p text:style-name="Table_20_Contents">Копирование <text:span text:style-name="T30">Z</text:span></text:p>
          </table:table-cell>
          <table:table-cell table:style-name="Таблица1.A1" office:value-type="string">
            <text:p text:style-name="P5">КУ</text:p>
          </table:table-cell>
        </table:table-row>
        <table:table-row>
          <table:table-cell table:style-name="Таблица1.A1" office:value-type="string">
            <text:p text:style-name="P10"><text:span text:style-name="T30">3</text:span>.</text:p>
          </table:table-cell>
          <table:table-cell table:style-name="Таблица1.A1" office:value-type="string">
            <text:p text:style-name="P14">Копирование М<text:span text:style-name="T30">R</text:span></text:p>
          </table:table-cell>
          <table:table-cell table:style-name="Таблица1.A1" office:value-type="string">
            <text:p text:style-name="P8">КУ</text:p>
          </table:table-cell>
        </table:table-row>
        <table:table-row>
          <table:table-cell table:style-name="Таблица1.A1" office:value-type="string">
            <text:p text:style-name="P9"><text:span text:style-name="T30">4</text:span>.</text:p>
          </table:table-cell>
          <table:table-cell table:style-name="Таблица1.A1" office:value-type="string">
            <text:p text:style-name="P7"><text:span text:style-name="T7">Счет A</text:span><text:span text:style-name="T3">H</text:span><text:span text:style-name="T7"> =sort(</text:span><text:span text:style-name="T33">X</text:span><text:span text:style-name="T3">H </text:span><text:span text:style-name="T7">+ </text:span><text:span text:style-name="T33">Z</text:span><text:span text:style-name="T7"> * (M</text:span><text:span text:style-name="T33">R</text:span><text:span text:style-name="T7"> * </text:span><text:span text:style-name="T33">MT</text:span><text:span text:style-name="T5">H</text:span><text:span text:style-name="T7">))</text:span></text:p>
          </table:table-cell>
          <table:table-cell table:style-name="Таблица1.A1" office:value-type="string">
            <text:p text:style-name="P22"/>
          </table:table-cell>
        </table:table-row>
        <table:table-row>
          <table:table-cell table:style-name="Таблица1.A1" office:value-type="string">
            <text:p text:style-name="P9"><text:span text:style-name="T30">5</text:span>.</text:p>
          </table:table-cell>
          <table:table-cell table:style-name="Таблица1.A1" office:value-type="string">
            <text:p text:style-name="Table_20_Contents">Сигнал T1 об окончания счета <text:span text:style-name="T9">A</text:span><text:span text:style-name="T1">H</text:span></text:p>
          </table:table-cell>
          <table:table-cell table:style-name="Таблица1.A1" office:value-type="string">
            <text:p text:style-name="P8">S<text:span text:style-name="T1">1-</text:span><text:span text:style-name="T4">1</text:span></text:p>
          </table:table-cell>
        </table:table-row>
        <table:table-row>
          <table:table-cell table:style-name="Таблица1.A1" office:value-type="string">
            <text:p text:style-name="P9"><text:span text:style-name="T30">6</text:span>.</text:p>
          </table:table-cell>
          <table:table-cell table:style-name="Таблица1.A1" office:value-type="string">
            <text:p text:style-name="P21">Счет <text:span text:style-name="T31">b</text:span><text:span text:style-name="T6">i</text:span><text:span text:style-name="T32">=min(B)</text:span></text:p>
          </table:table-cell>
          <table:table-cell table:style-name="Таблица1.A1" office:value-type="string">
            <text:p text:style-name="P8"><text:span text:style-name="T1"/></text:p>
          </table:table-cell>
        </table:table-row>
        <text:soft-page-break/>
        <table:table-row>
          <table:table-cell table:style-name="Таблица1.A1" office:value-type="string">
            <text:p text:style-name="P9"><text:span text:style-name="T30">7</text:span>.</text:p>
          </table:table-cell>
          <table:table-cell table:style-name="Таблица1.A1" office:value-type="string">
            <text:p text:style-name="P31"><text:span text:style-name="T22">Счет</text:span><text:span text:style-name="T32"> b=min(b,b</text:span><text:span text:style-name="T6">i</text:span><text:span text:style-name="T32">)</text:span></text:p>
          </table:table-cell>
          <table:table-cell table:style-name="Таблица1.A1" office:value-type="string">
            <text:p text:style-name="P8"><text:span text:style-name="T1"/></text:p>
          </table:table-cell>
        </table:table-row>
        <table:table-row>
          <table:table-cell table:style-name="Таблица1.A1" office:value-type="string">
            <text:p text:style-name="P9"><text:span text:style-name="T30">8</text:span>.</text:p>
          </table:table-cell>
          <table:table-cell table:style-name="Таблица1.A1" office:value-type="string">
            <text:p text:style-name="Table_20_Contents">Сигнал T1 об окончания счета <text:span text:style-name="T12">b</text:span></text:p>
          </table:table-cell>
          <table:table-cell table:style-name="Таблица1.A1" office:value-type="string">
            <text:p text:style-name="P8">S<text:span text:style-name="T1">1-</text:span><text:span text:style-name="T4">2</text:span></text:p>
          </table:table-cell>
        </table:table-row>
        <table:table-row>
          <table:table-cell table:style-name="Таблица1.A1" office:value-type="string">
            <text:p text:style-name="P6">№</text:p>
          </table:table-cell>
          <table:table-cell table:style-name="Таблица1.A1" office:value-type="string">
            <text:p text:style-name="P6">Т3</text:p>
          </table:table-cell>
          <table:table-cell table:style-name="Таблица1.A1" office:value-type="string">
            <text:p text:style-name="P6">ТС/КУ</text:p>
          </table:table-cell>
        </table:table-row>
        <table:table-row>
          <table:table-cell table:style-name="Таблица1.A1" office:value-type="string">
            <text:p text:style-name="P12"><text:span text:style-name="T30">1</text:span>.</text:p>
          </table:table-cell>
          <table:table-cell table:style-name="Таблица1.A1" office:value-type="string">
            <text:p text:style-name="Table_20_Contents">Ждать ввода в T4</text:p>
          </table:table-cell>
          <table:table-cell table:style-name="Таблица1.A1" office:value-type="string">
            <text:p text:style-name="P8">W<text:span text:style-name="T1">4-1</text:span></text:p>
          </table:table-cell>
        </table:table-row>
        <table:table-row>
          <table:table-cell table:style-name="Таблица1.A1" office:value-type="string">
            <text:p text:style-name="P12"><text:span text:style-name="T30">2</text:span>.</text:p>
          </table:table-cell>
          <table:table-cell table:style-name="Таблица1.A1" office:value-type="string">
            <text:p text:style-name="Table_20_Contents">Копирование <text:span text:style-name="T30">Z</text:span></text:p>
          </table:table-cell>
          <table:table-cell table:style-name="Таблица1.A1" office:value-type="string">
            <text:p text:style-name="P5">КУ</text:p>
          </table:table-cell>
        </table:table-row>
        <table:table-row>
          <table:table-cell table:style-name="Таблица1.A1" office:value-type="string">
            <text:p text:style-name="P10"><text:span text:style-name="T30">3</text:span>.</text:p>
          </table:table-cell>
          <table:table-cell table:style-name="Таблица1.A1" office:value-type="string">
            <text:p text:style-name="P14">Копирование М<text:span text:style-name="T30">R</text:span></text:p>
          </table:table-cell>
          <table:table-cell table:style-name="Таблица1.A1" office:value-type="string">
            <text:p text:style-name="P8">КУ</text:p>
          </table:table-cell>
        </table:table-row>
        <table:table-row>
          <table:table-cell table:style-name="Таблица1.A1" office:value-type="string">
            <text:p text:style-name="P9"><text:span text:style-name="T30">4</text:span>.</text:p>
          </table:table-cell>
          <table:table-cell table:style-name="Таблица1.A1" office:value-type="string">
            <text:p text:style-name="P7"><text:span text:style-name="T7">Счет A</text:span><text:span text:style-name="T3">H</text:span><text:span text:style-name="T7"> =sort(</text:span><text:span text:style-name="T33">X</text:span><text:span text:style-name="T3">H </text:span><text:span text:style-name="T7">+ </text:span><text:span text:style-name="T33">Z</text:span><text:span text:style-name="T7"> * (M</text:span><text:span text:style-name="T33">R</text:span><text:span text:style-name="T7"> * </text:span><text:span text:style-name="T33">MT</text:span><text:span text:style-name="T5">H</text:span><text:span text:style-name="T7">))</text:span></text:p>
          </table:table-cell>
          <table:table-cell table:style-name="Таблица1.A1" office:value-type="string">
            <text:p text:style-name="P22"/>
          </table:table-cell>
        </table:table-row>
        <table:table-row>
          <table:table-cell table:style-name="Таблица1.A1" office:value-type="string">
            <text:p text:style-name="P9"><text:span text:style-name="T30">5</text:span>.</text:p>
          </table:table-cell>
          <table:table-cell table:style-name="Таблица1.A1" office:value-type="string">
            <text:p text:style-name="Table_20_Contents">Ждать окончания счета <text:span text:style-name="T9">A</text:span><text:span text:style-name="T1">H </text:span><text:span text:style-name="T9">в T4</text:span></text:p>
          </table:table-cell>
          <table:table-cell table:style-name="Таблица1.A1" office:value-type="string">
            <text:p text:style-name="P8">W<text:span text:style-name="T1">4-2</text:span></text:p>
          </table:table-cell>
        </table:table-row>
        <table:table-row>
          <table:table-cell table:style-name="Таблица1.A1" office:value-type="string">
            <text:p text:style-name="P9"><text:span text:style-name="T30">6</text:span>.</text:p>
          </table:table-cell>
          <table:table-cell table:style-name="Таблица1.A1" office:value-type="string">
            <text:p text:style-name="Table_20_Contents">Слияние <text:span text:style-name="T10">A</text:span><text:span text:style-name="T2">2H</text:span><text:span text:style-name="T10"> <text:s/>= sort(A</text:span><text:span text:style-name="T2">H</text:span><text:span text:style-name="T10">, A</text:span><text:span text:style-name="T2">H</text:span><text:span text:style-name="T10">)</text:span></text:p>
          </table:table-cell>
          <table:table-cell table:style-name="Таблица1.A1" office:value-type="string">
            <text:p text:style-name="P5"/>
          </table:table-cell>
        </table:table-row>
        <table:table-row>
          <table:table-cell table:style-name="Таблица1.A1" office:value-type="string">
            <text:p text:style-name="P11"><text:span text:style-name="T30">7</text:span>.</text:p>
          </table:table-cell>
          <table:table-cell table:style-name="Таблица1.A1" office:value-type="string">
            <text:p text:style-name="Table_20_Contents"><text:span text:style-name="T10">Сигнал об окончания слияния A</text:span><text:span text:style-name="T2">2H</text:span><text:span text:style-name="T10"> в T1</text:span></text:p>
          </table:table-cell>
          <table:table-cell table:style-name="Таблица1.A1" office:value-type="string">
            <text:p text:style-name="P19">S<text:span text:style-name="T1">1-1</text:span></text:p>
          </table:table-cell>
        </table:table-row>
        <table:table-row>
          <table:table-cell table:style-name="Таблица1.A1" office:value-type="string">
            <text:p text:style-name="P6">№</text:p>
          </table:table-cell>
          <table:table-cell table:style-name="Таблица1.A1" office:value-type="string">
            <text:p text:style-name="P6">Т4</text:p>
          </table:table-cell>
          <table:table-cell table:style-name="Таблица1.A1" office:value-type="string">
            <text:p text:style-name="P6">ТС/КУ</text:p>
          </table:table-cell>
        </table:table-row>
        <table:table-row>
          <table:table-cell table:style-name="Таблица1.A1" office:value-type="string">
            <text:p text:style-name="P12">1.</text:p>
          </table:table-cell>
          <table:table-cell table:style-name="Таблица1.A1" office:value-type="string">
            <text:p text:style-name="Table_20_Contents">Ввод<text:span text:style-name="T42"> </text:span><text:span text:style-name="T25">B, X, Z, MR, MT</text:span></text:p>
          </table:table-cell>
          <table:table-cell table:style-name="Таблица1.A1" office:value-type="string">
            <text:p text:style-name="P5"/>
          </table:table-cell>
        </table:table-row>
        <table:table-row>
          <table:table-cell table:style-name="Таблица1.A1" office:value-type="string">
            <text:p text:style-name="P12">2.</text:p>
          </table:table-cell>
          <table:table-cell table:style-name="Таблица1.A1" office:value-type="string">
            <text:p text:style-name="Table_20_Contents">Сигнал задачам T1, T2, T3 о вводе <text:span text:style-name="T25">B, X, Z, MR, MT</text:span></text:p>
          </table:table-cell>
          <table:table-cell table:style-name="Таблица1.A1" office:value-type="string">
            <text:p text:style-name="P8">S<text:span text:style-name="T1">1-1</text:span>, S<text:span text:style-name="T1">2-1</text:span>, S<text:span text:style-name="T1">3-1</text:span></text:p>
          </table:table-cell>
        </table:table-row>
        <table:table-row>
          <table:table-cell table:style-name="Таблица1.A1" office:value-type="string">
            <text:p text:style-name="P12"><text:span text:style-name="T30">3</text:span>.</text:p>
          </table:table-cell>
          <table:table-cell table:style-name="Таблица1.A1" office:value-type="string">
            <text:p text:style-name="Table_20_Contents">Копирование <text:span text:style-name="T30">Z</text:span></text:p>
          </table:table-cell>
          <table:table-cell table:style-name="Таблица1.A1" office:value-type="string">
            <text:p text:style-name="P5">КУ</text:p>
          </table:table-cell>
        </table:table-row>
        <table:table-row>
          <table:table-cell table:style-name="Таблица1.A1" office:value-type="string">
            <text:p text:style-name="P10"><text:span text:style-name="T30">4</text:span>.</text:p>
          </table:table-cell>
          <table:table-cell table:style-name="Таблица1.A1" office:value-type="string">
            <text:p text:style-name="P14">Копирование М<text:span text:style-name="T30">R</text:span></text:p>
          </table:table-cell>
          <table:table-cell table:style-name="Таблица1.A1" office:value-type="string">
            <text:p text:style-name="P8">КУ</text:p>
          </table:table-cell>
        </table:table-row>
        <table:table-row>
          <table:table-cell table:style-name="Таблица1.A1" office:value-type="string">
            <text:p text:style-name="P9"><text:span text:style-name="T30">5</text:span>.</text:p>
          </table:table-cell>
          <table:table-cell table:style-name="Таблица1.A1" office:value-type="string">
            <text:p text:style-name="P7"><text:span text:style-name="T7">Счет A</text:span><text:span text:style-name="T3">H</text:span><text:span text:style-name="T7"> =sort(</text:span><text:span text:style-name="T33">X</text:span><text:span text:style-name="T3">H </text:span><text:span text:style-name="T7">+ </text:span><text:span text:style-name="T33">Z</text:span><text:span text:style-name="T7"> * (M</text:span><text:span text:style-name="T33">R</text:span><text:span text:style-name="T7"> * </text:span><text:span text:style-name="T33">MT</text:span><text:span text:style-name="T5">H</text:span><text:span text:style-name="T7">))</text:span></text:p>
          </table:table-cell>
          <table:table-cell table:style-name="Таблица1.A1" office:value-type="string">
            <text:p text:style-name="P22"/>
          </table:table-cell>
        </table:table-row>
        <table:table-row>
          <table:table-cell table:style-name="Таблица1.A1" office:value-type="string">
            <text:p text:style-name="P9"><text:span text:style-name="T30">6</text:span>.</text:p>
          </table:table-cell>
          <table:table-cell table:style-name="Таблица1.A1" office:value-type="string">
            <text:p text:style-name="Table_20_Contents">Сигнал T3 об окончания счета <text:span text:style-name="T9">A</text:span><text:span text:style-name="T1">H</text:span></text:p>
          </table:table-cell>
          <table:table-cell table:style-name="Таблица1.A1" office:value-type="string">
            <text:p text:style-name="P8">S<text:span text:style-name="T1">3-</text:span><text:span text:style-name="T4">2</text:span></text:p>
          </table:table-cell>
        </table:table-row>
        <table:table-row>
          <table:table-cell table:style-name="Таблица1.A1" office:value-type="string">
            <text:p text:style-name="P9"><text:span text:style-name="T30">7</text:span>.</text:p>
          </table:table-cell>
          <table:table-cell table:style-name="Таблица1.A1" office:value-type="string">
            <text:p text:style-name="P21">Счет <text:span text:style-name="T31">b</text:span><text:span text:style-name="T6">i</text:span><text:span text:style-name="T32">=min(B)</text:span></text:p>
          </table:table-cell>
          <table:table-cell table:style-name="Таблица1.A1" office:value-type="string">
            <text:p text:style-name="P8"><text:span text:style-name="T1"/></text:p>
          </table:table-cell>
        </table:table-row>
        <table:table-row>
          <table:table-cell table:style-name="Таблица1.A1" office:value-type="string">
            <text:p text:style-name="P9"><text:span text:style-name="T30">8</text:span>.</text:p>
          </table:table-cell>
          <table:table-cell table:style-name="Таблица1.A1" office:value-type="string">
            <text:p text:style-name="P31"><text:span text:style-name="T22">Счет</text:span><text:span text:style-name="T32"> b=min(b,b</text:span><text:span text:style-name="T6">i</text:span><text:span text:style-name="T32">)</text:span></text:p>
          </table:table-cell>
          <table:table-cell table:style-name="Таблица1.A1" office:value-type="string">
            <text:p text:style-name="P8"><text:span text:style-name="T1"/></text:p>
          </table:table-cell>
        </table:table-row>
        <table:table-row>
          <table:table-cell table:style-name="Таблица1.A1" office:value-type="string">
            <text:p text:style-name="P9"><text:span text:style-name="T30">9</text:span>.</text:p>
          </table:table-cell>
          <table:table-cell table:style-name="Таблица1.A1" office:value-type="string">
            <text:p text:style-name="Table_20_Contents">Сигнал T1 об окончания счета <text:span text:style-name="T12">b</text:span></text:p>
          </table:table-cell>
          <table:table-cell table:style-name="Таблица1.A1" office:value-type="string">
            <text:p text:style-name="P8">S<text:span text:style-name="T1">1-</text:span><text:span text:style-name="T4">2</text:span></text:p>
          </table:table-cell>
        </table:table-row>
      </table:table>
      <text:h text:style-name="P26" text:outline-level="1"><text:span text:style-name="T1"/></text:h>
      <text:h text:style-name="P28" text:outline-level="1">Этап 3. Разработка схемы взаимодействия задач</text:h>
      <text:p text:style-name="Text_20_body"><draw:g text:anchor-type="paragraph" draw:z-index="1" draw:style-name="gr1"><draw:custom-shape draw:style-name="gr18" draw:text-style-name="P36" draw:id="id5" svg:width="5.846cm" svg:height="5.589cm" svg:x="0.861cm" svg:y="0.275cm"><text:p/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19" draw:text-style-name="P40" draw:id="id6" svg:width="1.821cm" svg:height="1.622cm" svg:x="3.768cm" svg:y="8.711cm"><text:p text:style-name="P37"><text:span text:style-name="T44">Z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0" draw:text-style-name="P41" svg:width="1.676cm" svg:height="1.119cm" svg:x="5.588cm" svg:y="8.655cm"><draw:text-box><text:p text:style-name="P38"><text:span text:style-name="T45">CS1</text:span></text:p></draw:text-box></draw:frame><draw:frame draw:style-name="gr21" draw:text-style-name="P42" svg:width="1.646cm" svg:height="1.181cm" svg:x="2.267cm" svg:y="0.275cm"><draw:text-box><text:p text:style-name="P38"><text:span text:style-name="T46">T1</text:span></text:p></draw:text-box></draw:frame><draw:frame draw:style-name="gr22" draw:text-style-name="P42" svg:width="1.548cm" svg:height="1.181cm" svg:x="16.207cm" svg:y="0.213cm"><draw:text-box><text:p text:style-name="P38"><text:span text:style-name="T46">T2</text:span></text:p></draw:text-box></draw:frame><draw:frame draw:style-name="gr23" draw:text-style-name="P42" svg:width="1.648cm" svg:height="1.181cm" svg:x="0.557cm" svg:y="17.534cm"><draw:text-box><text:p text:style-name="P38"><text:span text:style-name="T46">T3</text:span></text:p></draw:text-box></draw:frame><draw:frame draw:style-name="gr24" draw:text-style-name="P42" svg:width="1.646cm" svg:height="1.181cm" svg:x="14.529cm" svg:y="17.534cm"><draw:text-box><text:p text:style-name="P38"><text:span text:style-name="T46">T4</text:span></text:p></draw:text-box></draw:frame><draw:custom-shape draw:style-name="gr25" draw:text-style-name="P40" draw:id="id2" svg:width="1.819cm" svg:height="1.622cm" svg:x="11.735cm" svg:y="8.711cm"><text:p text:style-name="P37"><text:span text:style-name="T44">MR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26" draw:text-style-name="P43" draw:type="curve" svg:x1="14.961cm" svg:y1="5.863cm" svg:x2="13.287cm" svg:y2="8.948cm" draw:start-shape="id1" draw:start-glue-point="8" draw:end-shape="id2" draw:end-glue-point="11" svg:d="m8484 3324c0 1212-949 338-949 1749"><text:p/></draw:connector><draw:connector draw:style-name="gr27" draw:text-style-name="P43" draw:type="curve" svg:x1="15.389cm" svg:y1="13.126cm" svg:x2="12.644cm" svg:y2="10.332cm" draw:start-shape="id3" draw:start-glue-point="4" draw:end-shape="id2" svg:d="m8727 7441c0-1189-1556-398-1556-1584"><text:p/></draw:connector><draw:connector draw:style-name="gr28" draw:text-style-name="P43" draw:type="curve" svg:x1="3.653cm" svg:y1="13.126cm" svg:x2="12.001cm" svg:y2="10.096cm" draw:start-shape="id4" draw:start-glue-point="4" draw:end-shape="id2" draw:end-glue-point="7" svg:d="m2073 7441c0-1189 4733-331 4733-1718"><text:p/></draw:connector><draw:connector draw:style-name="gr29" draw:text-style-name="P43" draw:type="curve" svg:x1="3.784cm" svg:y1="5.863cm" svg:x2="12.002cm" svg:y2="8.948cm" draw:start-shape="id5" draw:start-glue-point="8" draw:end-shape="id2" draw:end-glue-point="5" svg:d="m2148 3324c0 1212 4659 338 4659 1749"><text:p/></draw:connector><draw:connector draw:style-name="gr30" draw:text-style-name="P43" draw:type="curve" svg:x1="14.659cm" svg:y1="13.126cm" svg:x2="5.322cm" svg:y2="10.096cm" draw:start-shape="id3" draw:start-glue-point="5" draw:end-shape="id6" draw:end-glue-point="9" svg:d="m8313 7441c0-1189-5293-331-5293-1718"><text:p/></draw:connector><draw:connector draw:style-name="gr31" draw:text-style-name="P43" draw:type="curve" svg:x1="14.23cm" svg:y1="5.863cm" svg:x2="5.322cm" svg:y2="8.948cm" draw:start-shape="id1" draw:start-glue-point="7" draw:end-shape="id6" draw:end-glue-point="11" svg:d="m8070 3324c0 1212-5050 338-5050 1749"><text:p/></draw:connector><draw:connector draw:style-name="gr32" draw:text-style-name="P43" draw:type="curve" svg:x1="3.053cm" svg:y1="5.863cm" svg:x2="4.034cm" svg:y2="8.948cm" draw:start-shape="id5" draw:start-glue-point="7" draw:end-shape="id6" draw:end-glue-point="5" svg:d="m1733 3324c0 1212 556 338 556 1749"><text:p/></draw:connector><draw:custom-shape draw:style-name="gr33" draw:text-style-name="P43" svg:width="0.56cm" svg:height="0.558cm" svg:x="0.67cm" svg:y="14.6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43" svg:width="0.56cm" svg:height="0.558cm" svg:x="0.67cm" svg:y="14.69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35" draw:text-style-name="P43" draw:type="curve" svg:x1="2.923cm" svg:y1="13.126cm" svg:x2="4.035cm" svg:y2="10.096cm" draw:start-shape="id4" draw:start-glue-point="5" draw:end-shape="id6" draw:end-glue-point="7" svg:d="m1660 7441c0-1189 630-331 630-1718"><text:p/></draw:connector><draw:frame draw:style-name="gr36" draw:text-style-name="P41" svg:width="1.645cm" svg:height="1.119cm" svg:x="13.444cm" svg:y="9.103cm"><draw:text-box><text:p text:style-name="P38"><text:span text:style-name="T45">MUT</text:span></text:p></draw:text-box></draw:frame><draw:custom-shape draw:style-name="gr37" draw:text-style-name="P44" draw:id="id13" svg:width="4.694cm" svg:height="0.768cm" svg:x="3.912cm" svg:y="1.391cm"><text:p text:style-name="P37"><text:span text:style-name="T47">W</text:span><text:span text:style-name="T48">4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44" draw:id="id9" svg:width="4.698cm" svg:height="0.768cm" svg:x="3.351cm" svg:y="2.859cm"><text:p text:style-name="P37"><text:span text:style-name="T47">W</text:span><text:span text:style-name="T49">2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" draw:text-style-name="P44" draw:id="id11" svg:width="4.696cm" svg:height="0.768cm" svg:x="3.129cm" svg:y="4.185cm"><text:p text:style-name="P37"><text:span text:style-name="T47">W</text:span><text:span text:style-name="T48">3-1</text:span><text:span text:style-name="T47">,W</text:span><text:span text:style-name="T48">2-2</text:span><text:span text:style-name="T47">,W</text:span><text:span text:style-name="T48">4-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40" draw:id="id7" svg:width="1.819cm" svg:height="1.622cm" svg:x="15.647cm" svg:y="8.655cm"><text:p text:style-name="P37"><text:span text:style-name="T44">b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41" draw:text-style-name="P41" svg:width="1.648cm" svg:height="1.119cm" svg:x="17.353cm" svg:y="9.047cm"><draw:text-box><text:p text:style-name="P38"><text:span text:style-name="T45">CS2</text:span></text:p></draw:text-box></draw:frame><draw:connector draw:style-name="gr42" draw:text-style-name="P43" draw:type="curve" svg:x1="14.961cm" svg:y1="5.863cm" svg:x2="16.557cm" svg:y2="8.655cm" draw:start-shape="id1" draw:start-glue-point="8" draw:end-shape="id7" draw:end-glue-point="4" svg:d="m8484 3324c0 1188 905 397 905 1583"><text:p/></draw:connector><draw:connector draw:style-name="gr43" draw:text-style-name="P43" draw:type="curve" svg:x1="15.388cm" svg:y1="13.127cm" svg:x2="16.557cm" svg:y2="10.276cm" draw:start-shape="id3" draw:start-glue-point="4" draw:end-shape="id7" draw:end-glue-point="8" svg:d="m8726 7442c0-1213 663-406 663-1616"><text:p/></draw:connector><draw:frame draw:style-name="gr44" draw:text-style-name="P43" svg:width="2.234cm" svg:height="0.914cm" svg:x="10.619cm" svg:y="13.329cm"><draw:text-box><text:p text:style-name="P37"><text:span text:style-name="T47">E</text:span><text:span text:style-name="T48">4-123</text:span></text:p></draw:text-box></draw:frame><draw:connector draw:style-name="gr45" draw:text-style-name="P43" draw:type="curve" svg:x1="10.506cm" svg:y1="3.243cm" svg:x2="8.049cm" svg:y2="3.243cm" draw:start-shape="id8" draw:start-glue-point="6" draw:end-shape="id9" draw:end-glue-point="10" svg:d="m5959 1838h-1393"><text:p/></draw:connector><draw:connector draw:style-name="gr46" draw:text-style-name="P43" draw:type="curve" svg:x1="10.395cm" svg:y1="4.57cm" svg:x2="7.825cm" svg:y2="4.57cm" draw:start-shape="id10" draw:start-glue-point="6" draw:end-shape="id11" draw:end-glue-point="10" svg:d="m5896 2591h-1457"><text:p/></draw:connector><draw:connector draw:style-name="gr47" draw:text-style-name="P43" draw:type="curve" svg:x1="10.618cm" svg:y1="14.42cm" svg:x2="8.606cm" svg:y2="1.776cm" draw:start-shape="id12" draw:start-glue-point="6" draw:end-shape="id13" draw:end-glue-point="10" svg:d="m6022 8175c-856 0-286-7168-1141-7168"><text:p/></draw:connector><draw:connector draw:style-name="gr48" draw:text-style-name="P43" draw:type="curve" svg:x1="10.618cm" svg:y1="14.42cm" svg:x2="11.176cm" svg:y2="1.776cm" draw:start-shape="id12" draw:start-glue-point="6" draw:end-shape="id14" draw:end-glue-point="6" svg:d="m6022 8175c-426 0-584-7168 316-7168"><text:p/></draw:connector><draw:connector draw:style-name="gr49" draw:text-style-name="P43" draw:type="curve" svg:x1="10.619cm" svg:y1="14.419cm" svg:x2="7.825cm" svg:y2="14.419cm" draw:start-shape="id12" draw:start-glue-point="6" draw:end-shape="id15" draw:end-glue-point="10" svg:d="m6023 8174h-1584"><text:p/></draw:connector><draw:connector draw:style-name="gr50" draw:text-style-name="P43" draw:type="curve" svg:x1="10.058cm" svg:y1="15.746cm" svg:x2="7.264cm" svg:y2="15.746cm" draw:start-shape="id16" draw:start-glue-point="6" draw:end-shape="id17" draw:end-glue-point="10" svg:d="m5705 8927h-1584"><text:p/></draw:connector><draw:connector draw:style-name="gr51" draw:text-style-name="P43" draw:type="curve" svg:x1="9.836cm" svg:y1="17.214cm" svg:x2="7.825cm" svg:y2="4.57cm" draw:start-shape="id18" draw:start-glue-point="6" draw:end-shape="id11" draw:end-glue-point="10" svg:d="m5579 9759c-855 0-285-7168-1140-7168"><text:p/></draw:connector><draw:connector draw:style-name="gr52" draw:text-style-name="P43" draw:type="curve" svg:x1="7.264cm" svg:y1="17.214cm" svg:x2="7.825cm" svg:y2="4.57cm" draw:start-shape="id19" draw:start-glue-point="10" draw:end-shape="id11" draw:end-glue-point="10" svg:d="m4121 9759c903 0 744-7168 318-7168"><text:p/></draw:connector><draw:custom-shape draw:style-name="gr53" draw:text-style-name="P36" draw:id="id1" svg:width="5.845cm" svg:height="5.589cm" svg:x="12.039cm" svg:y="0.275cm"><text:p/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54" draw:text-style-name="P44" draw:id="id14" svg:width="4.472cm" svg:height="0.768cm" svg:x="11.176cm" svg:y="1.391cm"><text:p text:style-name="P37"><text:span text:style-name="T47">W</text:span><text:span text:style-name="T48">4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5" draw:text-style-name="P44" draw:id="id8" svg:width="4.694cm" svg:height="0.768cm" svg:x="10.506cm" svg:y="2.859cm"><text:p text:style-name="P37"><text:span text:style-name="T47">S</text:span><text:span text:style-name="T49">1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6" draw:text-style-name="P44" draw:id="id10" svg:width="4.694cm" svg:height="0.768cm" svg:x="10.395cm" svg:y="4.185cm"><text:p text:style-name="P37"><text:span text:style-name="T47">S</text:span><text:span text:style-name="T49">1-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7" draw:text-style-name="P36" draw:id="id4" svg:width="5.846cm" svg:height="5.587cm" svg:x="0cm" svg:y="13.126cm"><text:p/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58" draw:text-style-name="P44" draw:id="id15" svg:width="4.474cm" svg:height="0.768cm" svg:x="3.351cm" svg:y="14.035cm"><text:p text:style-name="P37"><text:span text:style-name="T47">W</text:span><text:span text:style-name="T48">4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9" draw:text-style-name="P44" draw:id="id17" svg:width="4.47cm" svg:height="0.768cm" svg:x="2.794cm" svg:y="15.361cm"><text:p text:style-name="P37"><text:span text:style-name="T47">W</text:span><text:span text:style-name="T49">4-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44" draw:id="id19" svg:width="4.47cm" svg:height="0.768cm" svg:x="2.794cm" svg:y="16.829cm"><text:p text:style-name="P37"><text:span text:style-name="T47">S</text:span><text:span text:style-name="T49">1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1" draw:text-style-name="P36" draw:id="id3" svg:width="5.845cm" svg:height="5.587cm" svg:x="11.735cm" svg:y="13.126cm"><text:p/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62" draw:text-style-name="P44" draw:id="id12" svg:width="4.47cm" svg:height="0.768cm" svg:x="10.619cm" svg:y="14.035cm"><text:p text:style-name="P37"><text:span text:style-name="T47">S</text:span><text:span text:style-name="T50">1-1</text:span><text:span text:style-name="T47">, S</text:span><text:span text:style-name="T50">2-1</text:span><text:span text:style-name="T47">, S</text:span><text:span text:style-name="T50">3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3" draw:text-style-name="P44" draw:id="id16" svg:width="4.472cm" svg:height="0.768cm" svg:x="10.058cm" svg:y="15.361cm"><text:p text:style-name="P37"><text:span text:style-name="T47">S</text:span><text:span text:style-name="T49">3-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4" draw:text-style-name="P44" draw:id="id18" svg:width="4.694cm" svg:height="0.768cm" svg:x="9.835cm" svg:y="16.829cm"><text:p text:style-name="P37"><text:span text:style-name="T47">S</text:span><text:span text:style-name="T49">1-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5" draw:text-style-name="P41" svg:width="1.5cm" svg:height="0.756cm" svg:x="8.5cm" svg:y="3.988cm"><draw:text-box><text:p text:style-name="P38"><text:span text:style-name="T45">S2</text:span></text:p></draw:text-box></draw:frame><draw:frame draw:style-name="gr66" draw:text-style-name="P41" svg:width="1.5cm" svg:height="0.756cm" svg:x="9.5cm" svg:y="2.488cm"><draw:text-box><text:p text:style-name="P38"><text:span text:style-name="T45">S1</text:span></text:p></draw:text-box></draw:frame><draw:frame draw:style-name="gr67" draw:text-style-name="P41" svg:width="1.5cm" svg:height="0.756cm" svg:x="7.001cm" svg:y="12.213cm"><draw:text-box><text:p text:style-name="P38"><text:span text:style-name="T45">S3</text:span></text:p></draw:text-box></draw:frame><draw:frame draw:style-name="gr68" draw:text-style-name="P41" svg:width="1.5cm" svg:height="0.756cm" svg:x="8.5cm" svg:y="12.213cm"><draw:text-box><text:p text:style-name="P38"><text:span text:style-name="T45">S4</text:span></text:p></draw:text-box></draw:frame><draw:frame draw:style-name="gr69" draw:text-style-name="P41" svg:width="1.502cm" svg:height="0.756cm" svg:x="8.999cm" svg:y="14.987cm"><draw:text-box><text:p text:style-name="P38"><text:span text:style-name="T45">S5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732cm" fo:margin-bottom="1.6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6T22:42:36</meta:creation-date>
    <dc:date>2010-03-02T21:34:36.82</dc:date>
    <meta:editing-duration>PT38H54M05S</meta:editing-duration>
    <meta:editing-cycles>77</meta:editing-cycles>
    <meta:generator>OpenOffice.org/3.2$Win32 OpenOffice.org_project/320m12$Build-9483</meta:generator>
    <dc:creator>ASH </dc:creator>
    <meta:printed-by>ASH </meta:printed-by>
    <meta:print-date>2010-03-02T21:32:50.17</meta:print-date>
    <meta:document-statistic meta:table-count="1" meta:image-count="0" meta:object-count="0" meta:page-count="4" meta:paragraph-count="114" meta:word-count="317" meta:character-count="1493"/>
  </office:meta>
</office:document-meta>
</file>